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537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>
      <style:text-properties officeooo:paragraph-rsid="00010537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Heading_20_4">
      <style:text-properties officeooo:paragraph-rsid="00010537"/>
    </style:style>
    <style:style style:name="T1" style:family="text">
      <style:text-properties officeooo:rsid="0001053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23f7b" style:font-size-asian="18pt" style:font-size-complex="18pt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3">Finfin Webbdesign </text:span></text:span><text:span text:style-name="Emphasis"><text:span text:style-name="T4">grupp 4</text:span></text:span></text:p>
      <text:p text:style-name="P1"><text:span text:style-name="Emphasis"><text:span text:style-name="T1">Lukas, Martin, Mattias, Mel, Kristoffer</text:span></text:span></text:p>
      <text:p text:style-name="P1"><text:span text:style-name="Emphasis"/></text:p>
      <text:h text:style-name="P6" text:outline-level="4"><text:span text:style-name="Emphasis">Mål</text:span></text:h>
      <text:list xml:id="list933279250" text:style-name="L1">
        <text:list-item>
          <text:p text:style-name="P5">Skapar en snygg responsiv sajt med följande sidor: </text:p>
          <text:list>
            <text:list-item>
              <text:p text:style-name="P5">En startsida med länkar till olika versioner av Breakout online </text:p>
            </text:list-item>
            <text:list-item>
              <text:p text:style-name="P5">En sida med historiken kring Breakout – lättläst och något kortare än Wikipedias artikel. </text:p>
            </text:list-item>
            <text:list-item>
              <text:p text:style-name="P5">Själva spelet. </text:p>
            </text:list-item>
            <text:list-item>
              <text:p text:style-name="P2">En high-score lista (10 högsta poäng). </text:p>
            </text:list-item>
          </text:list>
        </text:list-item>
      </text:list>
      <text:p text:style-name="P4"><text:span text:style-name="Emphasis">Ni har dock i uppgift att förbättra den grafiska designen även på själva spelet så att de blir roligare färg- och formmässigt. </text:span></text:p>
      <text:list xml:id="list2233988783" text:style-name="L3">
        <text:list-item>
          <text:p text:style-name="P3">Ni ska även tänka över huran själva spelet kan anpassas med rätt SCSS så att det fungerar väl på olika skärmstorlekar. </text:p>
        </text:list-item>
        <text:list-item>
          <text:p text:style-name="P3"><text:span text:style-name="Emphasis">Hela sajten ska finnas i en engelsk och en svensk version. All text ska hämtas från en JSON-fil och det ska gå att byta språk genom att klicka på en språk-flagga.</text:span></text:p>
        </text:list-item>
      </text:list>
      <text:p text:style-name="Text_20_body"><text:span text:style-name="Emphasis"/></text:p>
      <text:p text:style-name="Text_20_body"><text:span text:style-name="Emphasis"/></text:p>
      <text:p text:style-name="P1"><text:span text:style-name="Emphasis"/></text:p>
      <text:p text:style-name="P1"><text:span text:style-name="Emphasis"/></text:p>
      <text:p text:style-name="P1"><text:span text:style-name="Emphasis"><text:span text:style-name="T5"/></text:span></text:p>
      <text:p text:style-name="P1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15T10:59:17.754000000</dc:date>
    <meta:editing-duration>PT8M39S</meta:editing-duration>
    <meta:editing-cycles>4</meta:editing-cycles>
    <meta:document-statistic meta:table-count="0" meta:image-count="0" meta:object-count="0" meta:page-count="1" meta:paragraph-count="11" meta:word-count="130" meta:character-count="745" meta:non-whitespace-character-count="625"/>
  </office:meta>
</office:document-meta>
</file>